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E000000F4EF62398FD2CD528B.png" manifest:media-type="image/png"/>
  <manifest:file-entry manifest:full-path="Pictures/100002010000038E0000012392CB505879E4C165.png" manifest:media-type="image/png"/>
  <manifest:file-entry manifest:full-path="Pictures/1000020100000303000001C6B23AD41AEFAD841D.png" manifest:media-type="image/png"/>
  <manifest:file-entry manifest:full-path="Pictures/10000201000002F4000003872E50E91457CA1DFC.png" manifest:media-type="image/png"/>
  <manifest:file-entry manifest:full-path="Pictures/10000201000002EE000001665C409A32A5BF9234.png" manifest:media-type="image/png"/>
  <manifest:file-entry manifest:full-path="Pictures/1000020100000218000000E485D7B6FD8C50C2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2.405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00aaad" draw:textarea-horizontal-align="justify" draw:textarea-vertical-align="middle" draw:auto-grow-height="false" fo:min-height="1.749cm" fo:min-width="3.594cm"/>
    </style:style>
    <style:style style:name="gr6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gr7" style:family="graphic" style:parent-style-name="standard">
      <style:graphic-properties draw:fill-color="#00aaad" draw:textarea-horizontal-align="justify" draw:textarea-vertical-align="middle" draw:auto-grow-height="false" fo:min-height="1.305cm" fo:min-width="5.232cm"/>
    </style:style>
    <style:style style:name="gr8" style:family="graphic" style:parent-style-name="standard">
      <style:graphic-properties draw:fill-color="#00aaad" draw:textarea-horizontal-align="justify" draw:textarea-vertical-align="middle" draw:auto-grow-height="false" fo:min-height="1.527cm" fo:min-width="6.255cm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4.463cm" fo:min-width="5cm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1.083cm" fo:min-width="3.39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2.578cm" fo:min-width="2.106cm"/>
    </style:style>
    <style:style style:name="gr12" style:family="graphic" style:parent-style-name="standard">
      <style:graphic-properties draw:fill-color="#bee3d3" draw:textarea-horizontal-align="justify" draw:textarea-vertical-align="middle" draw:auto-grow-height="false" fo:min-height="1.188cm" fo:min-width="3.272cm"/>
    </style:style>
    <style:style style:name="gr13" style:family="graphic" style:parent-style-name="objectwithoutfill">
      <style:graphic-properties draw:marker-end="Arrow" draw:marker-end-width="0.3cm" draw:fill="none" draw:fill-color="#bee3d3" draw:textarea-vertical-align="middl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bee3d3" style:font-name="Chilanka"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Ubuntu"/>
    </style:style>
    <style:style style:name="P6" style:family="paragraph">
      <style:paragraph-properties fo:text-align="center"/>
    </style:style>
    <style:style style:name="P7" style:family="paragraph">
      <loext:graphic-properties draw:fill-color="#00aaad"/>
      <style:paragraph-properties fo:text-align="center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-color="#ed1c24"/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-color="#bee3d3"/>
      <style:paragraph-properties fo:text-align="center"/>
    </style:style>
    <style:style style:name="P12" style:family="paragraph">
      <loext:graphic-properties draw:fill="none" draw:fill-color="#bee3d3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color="#bee3d3" style:font-name="Chilanka" fo:font-weight="bold" style:font-weight-asian="bold" style:font-weight-complex="bold"/>
    </style:style>
    <style:style style:name="T2" style:family="text">
      <style:text-properties style:font-name="Ubuntu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custom-shape draw:style-name="gr1" draw:text-style-name="P1" draw:layer="layout" svg:width="28cm" svg:height="2.65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964cm" svg:height="13.347cm" svg:x="-0.024cm" svg:y="2.655cm">
          <draw:image xlink:href="Pictures/10000201000002EE000001665C409A32A5BF9234.png" xlink:type="simple" xlink:show="embed" xlink:actuate="onLoad">
            <text:p/>
          </draw:image>
        </draw:frame>
        <draw:frame presentation:style-name="pr1" draw:text-style-name="P3" draw:layer="layout" svg:width="25.199cm" svg:height="2.629cm" svg:x="1.016cm" svg:y="0.508cm" presentation:class="title" presentation:user-transformed="true">
          <draw:text-box>
            <text:p><text:span text:style-name="T1">MUSIC COLLECTO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2">DIVISI</text:span><text:span text:style-name="T2">ON </text:span><text:span text:style-name="T2">OF </text:span><text:span text:style-name="T2">THE </text:span><text:span text:style-name="T2">TASK</text:span></text:p>
          </draw:text-box>
        </draw:frame>
        <draw:frame draw:style-name="gr4" draw:text-style-name="P6" draw:layer="layout" svg:width="24.059cm" svg:height="10.234cm" svg:x="1.849cm" svg:y="3.556cm">
          <draw:image xlink:href="Pictures/1000020100000218000000E485D7B6FD8C50C2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4" draw:text-style-name="P6" draw:layer="layout" svg:width="13.185cm" svg:height="15.473cm" svg:x="7.39cm" svg:y="0.144cm">
          <draw:image xlink:href="Pictures/10000201000002F4000003872E50E91457CA1D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custom-shape draw:style-name="gr5" draw:text-style-name="P7" draw:layer="layout" svg:width="5.788cm" svg:height="2.827cm" svg:x="10.931cm" svg:y="3.302cm">
          <text:p text:style-name="P6">MAIN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8" draw:layer="layout" svg:x1="13.825cm" svg:y1="6.129cm" svg:x2="13.825cm" svg:y2="7.386cm">
          <text:p/>
        </draw:line>
        <draw:custom-shape draw:style-name="gr7" draw:text-style-name="P7" draw:layer="layout" svg:width="8.104cm" svg:height="2.199cm" svg:x="9.773cm" svg:y="7.386cm">
          <text:p text:style-name="P6">DISPLAY_MENU</text:p>
          <text:p text:style-name="P6">(show_sta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9.551cm" svg:height="2.513cm" svg:x="9.05cm" svg:y="10.527cm">
          <text:p text:style-name="P6">CHECK_CHOICE_RESULT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8" draw:layer="layout" svg:x1="13.825cm" svg:y1="9.585cm" svg:x2="13.825cm" svg:y2="10.527cm">
          <text:p/>
        </draw:line>
        <draw:custom-shape draw:style-name="gr9" draw:text-style-name="P9" draw:layer="layout" svg:width="5.5cm" svg:height="4.713cm" svg:x="20.916cm" svg:y="10.527cm">
          <text:p text:style-name="P6">DICTIONARY </text:p>
          <text:p text:style-name="P6">WITH </text:p>
          <text:p text:style-name="P6">FUNCTION</text:p>
          <text:p text:style-name="P6">CALLS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5cm" svg:height="1.885cm" svg:x="11.075cm" svg:y="12.413cm">
          <text:p text:style-name="P6"><text:span text:style-name="T3">M</text:span><text:span text:style-name="T3">E</text:span><text:span text:style-name="T3">N</text:span><text:span text:style-name="T3">U</text:span><text:span text:style-name="T3">_</text:span><text:span text:style-name="T3">C</text:span><text:span text:style-name="T3">H</text:span><text:span text:style-name="T3">O</text:span><text:span text:style-name="T3">I</text:span><text:span text:style-name="T3">C</text:span><text:span text:style-name="T3">E</text:span><text:span text:style-name="T3">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8" draw:layer="layout" svg:x1="16.575cm" svg:y1="13.355cm" svg:x2="20.917cm" svg:y2="13.355cm">
          <text:p/>
        </draw:line>
        <draw:line draw:style-name="gr6" draw:text-style-name="P8" draw:layer="layout" svg:x1="20.917cm" svg:y1="11.784cm" svg:x2="18.601cm" svg:y2="11.784cm">
          <text:p/>
        </draw:line>
        <draw:line draw:style-name="gr6" draw:text-style-name="P8" draw:layer="layout" svg:x1="9.05cm" svg:y1="11.784cm" svg:x2="6.734cm" svg:y2="11.784cm">
          <text:p/>
        </draw:line>
        <draw:custom-shape draw:style-name="gr11" draw:text-style-name="P9" draw:layer="layout" svg:width="5.21cm" svg:height="5.654cm" svg:x="1.524cm" svg:y="8.957cm">
          <text:p text:style-name="P6">DISPLAY</text:p>
          <text:p text:style-name="P6">(fun_result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2">HIGHEST LEVEL LOOP</text:span></text:p>
          </draw:text-box>
        </draw:frame>
        <draw:custom-shape draw:style-name="gr12" draw:text-style-name="P11" draw:layer="layout" svg:width="5.334cm" svg:height="2.032cm" svg:x="1.524cm" svg:y="3.556cm">
          <text:p text:style-name="P6">WAITS FOR</text:p>
          <text:p text:style-name="P6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2" draw:layer="layout" svg:x1="4.064cm" svg:y1="8.957cm" svg:x2="4.064cm" svg:y2="5.588cm">
          <text:p/>
        </draw:line>
        <draw:line draw:style-name="gr13" draw:text-style-name="P12" draw:layer="layout" svg:x1="6.858cm" svg:y1="4.572cm" svg:x2="10.931cm" svg:y2="4.572cm">
          <text:p/>
        </draw:lin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/><text:span text:style-name="T2">MENU_CHOICE()</text:span></text:p>
          </draw:text-box>
        </draw:frame>
        <draw:frame draw:style-name="gr4" draw:text-style-name="P6" draw:layer="layout" svg:width="27.01cm" svg:height="8.636cm" svg:x="0.687cm" svg:y="4.318cm">
          <draw:image xlink:href="Pictures/100002010000038E0000012392CB505879E4C1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2">CHECK_CHOICE_RESULT()</text:span></text:p>
          </draw:text-box>
        </draw:frame>
        <draw:frame draw:style-name="gr4" draw:text-style-name="P6" draw:layer="layout" svg:width="19.865cm" svg:height="9.503cm" svg:x="3.757cm" svg:y="4.826cm">
          <draw:image xlink:href="Pictures/10000201000001FE000000F4EF62398FD2CD52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2">CHECK_FOR_EQUAL_ENTRIES()</text:span></text:p>
          </draw:text-box>
        </draw:frame>
        <draw:frame draw:style-name="gr4" draw:text-style-name="P6" draw:layer="layout" svg:width="20.398cm" svg:height="12.011cm" svg:x="3.732cm" svg:y="3.556cm">
          <draw:image xlink:href="Pictures/1000020100000303000001C6B23AD41AEFAD84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" svg:font-family="Chilank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3T17:11:35.877586853</meta:creation-date>
    <dc:date>2020-01-24T09:54:46.428633191</dc:date>
    <meta:editing-duration>PT16M32S</meta:editing-duration>
    <meta:editing-cycles>2</meta:editing-cycles>
    <meta:generator>LibreOffice/6.0.7.3$Linux_X86_64 LibreOffice_project/00m0$Build-3</meta:generator>
    <meta:document-statistic meta:object-count="63"/>
  </office:meta>
</office:document-meta>
</file>